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ortland (2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(0-2)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ortland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29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237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34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62</text:p>
          </table:table-cell>
        </table:table-row>
      </table:table>
      <table:table table:name="Sheet 2">
        <table:table-row>
          <table:table-cell office:value-type="string">
            <text:p>Portland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PUKIS, Reghan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ATZ, Laure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REICH, Liz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ROBINSON, Morg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ARKER, Kati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HOMPSON, Cali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SAVOCA, Sarah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NAONE, Kassidy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WILLIAMS, Care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TROUTMAN, Hannah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29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4</text:p>
          </table:table-cell>
          <table:table-cell office:value-type="string">
            <text:p>13</text:p>
          </table:table-cell>
          <table:table-cell office:value-type="string">
            <text:p>96</text:p>
          </table:table-cell>
          <table:table-cell office:value-type="string">
            <text:p>.219</text:p>
          </table:table-cell>
          <table:table-cell office:value-type="string">
            <text:p>32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7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26</text:p>
          </table:table-cell>
          <table:table-cell office:value-type="string">
            <text:p>.23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9</text:p>
          </table:table-cell>
          <table:table-cell office:value-type="string">
            <text:p>24</text:p>
          </table:table-cell>
          <table:table-cell office:value-type="string">
            <text:p>115</text:p>
          </table:table-cell>
          <table:table-cell office:value-type="string">
            <text:p>.130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